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7.161cm"/>
    </style:style>
    <style:style style:name="co2" style:family="table-column">
      <style:table-column-properties fo:break-before="auto" style:column-width="18.2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Általános szempontok (max: 25 po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ü - 4 po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 rendelkezésre álló menüpontok minden oldalon láthatóak, a navigáció közöttük megfe- lel®en m¶ködik (0/1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A felhasználó mindig tudja, hogy melyik oldalon van éppen (pl. az aktuális menüpont más dizájnnal jelenik meg) (0/1 pont)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A menü interaktív: a kurzor rávitelére változik a menüpont kinézete (0/1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A menü / oldal fejléc az oldal görgetésénél is látszik (0/1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elhasználói élmény - 17 po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z elkészített weboldalak logikusan vannak felépítve, egyértelm¶, hogy milyen m¶velete- ket lehet csinálni, hogyan, egyértelm¶en jelezve van minden szükséges információ (0/1/3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Az oldalakon minden információ jól olvasható (pl. nem fekete háttéren sötét bet¶k), nem lógnak egybe a szövegek vagy egyéb elemek, van elegend® hely hagyva az elemek között, stb. (0/1/3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Az oldalon nincsenek hibák: nem jelennek meg warningok, notice-ok, vagy egyéb rosszul beállított elemek (pl. img tag, érvénytelen képpel), minden ott lév® funkció m¶ködik (0/3 pon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z ¶rlapok intuitívak, és a felhasználó számára jelezve van, hogy mi a követelmény az adott input mez®re nézve (pl. a jelszó legalább 8 karakter), ezek nem az ¶rlap elküldése után jutnak a felhasználó tudtára (0/3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A megvalósított funkciók használata kényelmes (0/2/5 pont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chnikai elemek - 9 po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 paraméterek megfelel® használata (0/2 pon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jektumorientáltság megfelel® használata (0/2/4 pon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ütik értelmes módon való használata (0/3 pont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gvalósított funkciók (max: 65 po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ztráció - 13 po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n m¶köd® regisztráció, a helyes regisztráció hatására az új felhasználó adatai eltáro- lódnak (0/2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Minden kötelez®en kitöltend® ¶rlapmez® kitöltése szerveroldalon is ellen®rizve van (0/2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Ha foglalt a felhasználónév (vagy e-mail cím), akkor nem regisztrálja be az új felhasználót (0/2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A jelszót két alkalommal kell beírni, ezek azonossága vizsgálva van (0/2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Ha valamelyik mez®t rosszul (vagy nem) tölti ki a felhasználó, akkor a weboldal erre gyelmezteti, pontos hibajelzéssel, az összes hibát jelezve (0/2 pont</text:p>
          </table:table-cell>
          <table:table-cell office:value-type="string" calcext:value-type="string">
            <text:p>?(0sszes hibat jelezve?)</text:p>
          </table:table-cell>
        </table:table-row>
        <table:table-row table:style-name="ro1">
          <table:table-cell/>
          <table:table-cell office:value-type="string" calcext:value-type="string">
            <text:p>A felhasználók jelszavai biztonságosan vannak tárolva (nem plain text) (0/3 pont)</text:p>
          </table:table-cell>
          <table:table-cell office:value-type="string" calcext:value-type="string">
            <text:p>🗸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2">
          <table:table-cell table:style-name="ce1" office:value-type="string" calcext:value-type="string">
            <text:p>Bejelentkezés szabályos session kezeléssel - 10 pont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Van lehet®ség az oldalra való bejelentkezésre (0/2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Ha bejelentkezéskor rossz adatokat adunk meg, akkor megfelel® hibaüzenetet kapunk (0/2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A bejelentkezett felhasználó olyan (értelmes) oldal(aka)t is elér, amely(ek)et a nem beje- lentkezett felhasználó nem (0/2 pon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 bejelentkezéshez kötött oldal(ak) nem elérhet®(ek), csak a bejelentkezett felhasználók- nak, különben átirányít a bejelentkezéshez (0/2 pon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¶köd® kijelentkezés (0/2 pont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ejelentkezéshez kötött funkciók - 52 po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 felhasználónak van lehet®sége néhány adatának módosítására (pl. jelszó, születési dá- tum, bemutatkozás, stb.) (0/2/4 po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 felhasználó tud prolképet feltölteni magának, ez a szerveren eltárolódik, le is tudja cserélni, illetve az oldalon meg is jelenik (0/2/4 po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felhasználó tudja törölni a felhasználói ókját, ilyenkor az összes adata törl®dik (0/4 po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 felhasználó meg tudja tekinteni más felhasználók prolját / publikus adatait (pl. fel- használónév, prolkép, leírás, stb.), továbbá beállítható, hogy milyen adatokat szeretnénk publikusan elérhet®vé tenni (0/4/8 po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 felhasználó különböz® interakcióba léphet a weboldallal, ennek következményei vannak, melyek újbóli bejelentkezés után is megmaradnak (pl. termékeket tud kosárba helyezni, lmeket értékelni 1-5 csillaggal (és ezeket látja is, hogy mennyire értékelte korábban), ismer®sként vehet fel más felhasználókat, stb.) (0/4/8 pon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 felhasználó tud üzenetet küldeni a többi felhasználónak (vagy néhány felhasználónak), akik ezt láthatják, és válaszolni tudnak neki (0/4/8 po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/>Meg vannak valósítva különböz® jogosultsági szintek (pl. felhasználó, admin). Az egyes jogosultsági szinttel rendelkez® felhasználók több funkciót elérnek (pl. az admin tud letiltani felhasználókat, látja a rendeléseket, stb.) (0/4/8 po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gyéb, a felsoroltakban nem szerepl®, megvalósított funkciók (0/4/8 pont)</text:p>
          </table:table-cell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0:15:00.109811423</meta:creation-date>
    <dc:date>2023-04-15T10:27:37.506682427</dc:date>
    <meta:editing-duration>PT12M37S</meta:editing-duration>
    <meta:editing-cycles>4</meta:editing-cycles>
    <meta:generator>LibreOffice/7.3.7.2$Linux_X86_64 LibreOffice_project/30$Build-2</meta:generator>
    <meta:document-statistic meta:table-count="1" meta:cell-count="54" meta:object-count="0"/>
  </office:meta>
</office:document-meta>
</file>